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Fira Sans" svg:font-family="'Fira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_20_left">
      <style:text-properties officeooo:rsid="000aab99" officeooo:paragraph-rsid="000aab99"/>
    </style:style>
    <style:style style:name="P3" style:family="paragraph" style:parent-style-name="Heading_20_1">
      <style:text-properties officeooo:rsid="00051a4f" officeooo:paragraph-rsid="00051a4f"/>
    </style:style>
    <style:style style:name="P4" style:family="paragraph" style:parent-style-name="Heading_20_2">
      <style:text-properties officeooo:rsid="0005e5c8" officeooo:paragraph-rsid="0005e5c8"/>
    </style:style>
    <style:style style:name="P5" style:family="paragraph" style:parent-style-name="Subtitle">
      <style:text-properties officeooo:rsid="00051a4f" officeooo:paragraph-rsid="00051a4f"/>
    </style:style>
    <style:style style:name="P6" style:family="paragraph" style:parent-style-name="Text_20_body">
      <style:text-properties officeooo:rsid="00051a4f" officeooo:paragraph-rsid="00051a4f"/>
    </style:style>
    <style:style style:name="P7" style:family="paragraph" style:parent-style-name="Text_20_body">
      <style:text-properties officeooo:rsid="0005e5c8" officeooo:paragraph-rsid="00078344"/>
    </style:style>
    <style:style style:name="P8" style:family="paragraph" style:parent-style-name="Text_20_body">
      <style:text-properties officeooo:rsid="00078344" officeooo:paragraph-rsid="00078344"/>
    </style:style>
    <style:style style:name="P9" style:family="paragraph" style:parent-style-name="Text_20_body">
      <style:text-properties officeooo:rsid="000c604b" officeooo:paragraph-rsid="000c604b"/>
    </style:style>
    <style:style style:name="P10" style:family="paragraph" style:parent-style-name="Text_20_body">
      <style:text-properties officeooo:rsid="000e19ac" officeooo:paragraph-rsid="000e19ac"/>
    </style:style>
    <style:style style:name="P11" style:family="paragraph" style:parent-style-name="Title">
      <style:text-properties style:font-name="Fira Sans" officeooo:rsid="00051a4f" officeooo:paragraph-rsid="00051a4f"/>
    </style:style>
    <style:style style:name="T1" style:family="text">
      <style:text-properties officeooo:rsid="00051a4f"/>
    </style:style>
    <style:style style:name="T2" style:family="text">
      <style:text-properties officeooo:rsid="0005c1a4"/>
    </style:style>
    <style:style style:name="T3" style:family="text">
      <style:text-properties fo:language="fr" fo:country="FR"/>
    </style:style>
    <style:style style:name="T4" style:family="text">
      <style:text-properties fo:language="fr" fo:country="FR" officeooo:rsid="0006c392"/>
    </style:style>
    <style:style style:name="T5" style:family="text">
      <style:text-properties fo:language="fr" fo:country="FR" officeooo:rsid="00078344"/>
    </style:style>
    <style:style style:name="T6" style:family="text">
      <style:text-properties fo:language="fr" fo:country="FR" officeooo:rsid="00119375"/>
    </style:style>
    <style:style style:name="T7" style:family="text">
      <style:text-properties style:text-position="super 58%" fo:language="fr" fo:country="FR"/>
    </style:style>
    <style:style style:name="T8" style:family="text">
      <style:text-properties style:text-position="0% 100%" fo:language="fr" fo:country="FR"/>
    </style:style>
    <style:style style:name="T9" style:family="text">
      <style:text-properties style:text-position="0% 100%" fo:language="fr" fo:country="FR" officeooo:rsid="0009420d"/>
    </style:style>
    <style:style style:name="T10" style:family="text">
      <style:text-properties style:text-position="0% 100%" fo:language="fr" fo:country="FR" officeooo:rsid="00095610"/>
    </style:style>
    <style:style style:name="T11" style:family="text">
      <style:text-properties officeooo:rsid="000cc157"/>
    </style:style>
    <style:style style:name="T12" style:family="text">
      <style:text-properties officeooo:rsid="000e3362"/>
    </style:style>
    <style:style style:name="T13" style:family="text">
      <style:text-properties officeooo:rsid="000f6f62"/>
    </style:style>
    <style:style style:name="T14" style:family="text">
      <style:text-properties officeooo:rsid="0015a5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Final PH15</text:p>
      <text:p text:style-name="P5">Mardi 19 janvier 14h-16h</text:p>
      <text:h text:style-name="P3" text:outline-level="1">Questions de cours</text:h>
      <text:p text:style-name="Text_20_body">1) Un outil convivial est un outil qui augmente les capacités d’action et l’autonomie de l’<text:span text:style-name="T1">utilisateur, et n’introduit de pas de relation de domination. Par exemple, le téléphone en est un. En effet, il augmente les capacités (communication à distance beaucoup plus rapide) mais ne donne pas de pouvoir démesuré à une entité </text:span><text:span text:style-name="T13">en particulier</text:span><text:span text:style-name="T1">.</text:span></text:p>
      <text:p text:style-name="P6">3) Le solutionnisme numérique nous promet que tous les problèmes sont résolvables par le biais de l’informatique et du high-tech. <text:span text:style-name="T2">Les start-ups qui pensent pouvoir tout résoudre avec une appli révolutionnaire en sont un exemple.</text:span></text:p>
      <text:h text:style-name="P3" text:outline-level="1">Commentaire de texte</text:h>
      <text:h text:style-name="P4" text:outline-level="2">Texte 2 :</text:h>
      <text:p text:style-name="P7">Ce texte dépeint un futur où les machines auraient pris le contrôle sur l’humanité, et cela fait évidemment assez peur. Néanmoins, le propos reste ancré dans la réalité, car les paroles de Lorca rappellent des peurs bien réelles quant à notre avenir technologique, qui sont parfaitement justifiées par le cours des évènements<text:span text:style-name="T3">. </text:span><text:span text:style-name="T4">En</text:span><text:span text:style-name="T3"> parl</text:span><text:span text:style-name="T4">ant </text:span><text:span text:style-name="T3">des algorithmes qui gouvernent </text:span><text:span text:style-name="T4">sans décisions humaines, l’auteur fait un parallèle avec des phénomènes qui existent déjà (ex : les IA de Google prenant des décisions sans justification et presque sans recours qui peuvent faire couler une entreprise), et qui risquent de s’amplifier dans les années à venir. On peut dire la même chose de la dépendance aux machines qui est mentionnée : nous sommes captifs des géants du web. Les notions de traçage et d’enregistrement font aussi écho aux problèmes de vie privée posés par l’omniprésence des technologies.</text:span><text:span text:style-name="T5"> Ce texte paraît donc assez réaliste, si l’on accepte que le progrès technique actuel va continuer dans la même direct</text:span><text:span text:style-name="T6">i</text:span><text:span text:style-name="T5">on.</text:span></text:p>
      <text:p text:style-name="P8"><text:span text:style-name="T3">Cela montre une technologie omniprésente, mais qui sait se montrer discrète, « qu’on remarque plus » (2</text:span><text:span text:style-name="T7">è</text:span><text:span text:style-name="T8"> réplique de l’IA). </text:span><text:span text:style-name="T9">Or, la complexité de l’outil informatique suggère que, si l’on ne remarque pas cette </text:span><text:span text:style-name="T10">technique</text:span><text:span text:style-name="T9">, alors on ne peut la comprendre </text:span><text:span text:style-name="T10">et en être maître</text:span><text:span text:style-name="T9">. Le texte montre donc le décalage prométhéen qui est créé par des progrès techniques réalisés dans le seul but du progrès.</text:span></text:p>
      <text:h text:style-name="P3" text:outline-level="1"><text:soft-page-break/>Sujet libre</text:h>
      <text:p text:style-name="P9">Les progrès techniques les plus importants sont pour moi ceux qui participent, directement ou pas, au progrès du sous-ensemble de la médecine qui permet de soigner. En effet, les soins sont universels dans le sens où ils bénéficient à tout le monde, ou au moins à un proche <text:span text:style-name="T14">de tout le monde</text:span>. Ils sont aussi peu controversés, étant donné que presque tout le monde est pour ou changera d’avis une fois malade, il n’y a donc pas <text:span text:style-name="T11">ou peu</text:span> de débat<text:span text:style-name="T11">s</text:span>. Enfin, ces soins sont presque nécessaires à la survie et la prospérité de l’humanité, dans le scénario relativement probable d’un « super-virus » qui combinerait une bonne transmission, des symptômes invisibles, et une forte mortalité.</text:p>
      <text:p text:style-name="P10">Il reste cependant le problème de l’accès aux soins : dans un monde idéal ou les soins sont accessibles à tous, il n’y a pas plus humain que la recherche médicale, car on cherche après tout à sauver des vies. Ceci n’étant encore qu’un rêve, cette recherche n’est peut-être pas la plus humaine, dans la mesure où l’accès aux soins créé de fortes inégalités <text:span text:style-name="T12">à presque toutes les échelles</text:span>. Il ne serait bien sûr pas plus humain de stopper toute recherche médicale au nom de l’égalité, au contraire, car les plus médicalement défavorisés profitent quand même de façon moindre de cette recherche. Son humanité est donc conditionnée par l’accès aux soi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Fira Sans" svg:font-family="'Fira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ja" style:country-asian="JP"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fr" fo:country="FR" style:letter-kerning="true" style:font-name-asian="Droid Sans Fallback" style:font-size-asian="10.5pt" style:language-asian="ja" style:country-asian="JP"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Fira Sans" fo:font-family="'Fira Sans'" style:font-family-generic="swiss" style:font-pitch="variable" officeooo:rsid="00051a4f"/>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fo:color="#1c1c1c" style:font-name="Fira Sans" fo:font-family="'Fira Sans'" style:font-family-generic="swiss" style:font-pitch="variable" officeooo:rsid="000aab99"/>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Fira Sans" fo:font-family="'Fira San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left" style:display-name="Header lef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text-properties officeooo:rsid="000aab99" officeooo:paragraph-rsid="000aab99"/>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Header"/>
      </style:header>
      <loext:header-first>
        <text:p text:style-name="MP1">Maxime Huyghe</text:p>
      </loext:header-first>
      <style:footer>
        <text:p text:style-name="MP2"><text:page-number text:select-page="current">2</text:page-number>/<text:page-count>2</text:page-count></text:p>
      </style:footer>
      <loext:footer-first>
        <text:p text:style-name="MP2"><text:page-number text:select-page="current">1</text:page-number>/<text:page-count>2</text:page-count></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xime Huyghe</meta:initial-creator>
    <meta:creation-date>2021-01-19T14:04:34.151408539</meta:creation-date>
    <meta:generator>LibreOffice/6.4.7.2$Linux_X86_64 LibreOffice_project/40$Build-2</meta:generator>
    <dc:date>2021-01-19T15:55:40.007947042</dc:date>
    <dc:creator>Maxime Huyghe</dc:creator>
    <meta:editing-duration>PT44M37S</meta:editing-duration>
    <meta:editing-cycles>11</meta:editing-cycles>
    <meta:document-statistic meta:table-count="0" meta:image-count="0" meta:object-count="0" meta:page-count="2" meta:paragraph-count="15" meta:word-count="567" meta:character-count="3411" meta:non-whitespace-character-count="2859"/>
  </office:meta>
</office:document-meta>
</file>